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FreeSans" svg:font-family="Free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2547in"/>
    </style:style>
    <style:style style:name="co4" style:family="table-column">
      <style:table-column-properties fo:break-before="auto" style:column-width="1.5665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342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4807in"/>
    </style:style>
    <style:style style:name="co10" style:family="table-column">
      <style:table-column-properties fo:break-before="auto" style:column-width="0.8465in"/>
    </style:style>
    <style:style style:name="co11" style:family="table-column">
      <style:table-column-properties fo:break-before="auto" style:column-width="1.8118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1.852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047in"/>
    </style:style>
    <style:style style:name="co17" style:family="table-column">
      <style:table-column-properties fo:break-before="auto" style:column-width="1.1681in"/>
    </style:style>
    <style:style style:name="co18" style:family="table-column">
      <style:table-column-properties fo:break-before="auto" style:column-width="1.3071in"/>
    </style:style>
    <style:style style:name="co19" style:family="table-column">
      <style:table-column-properties fo:break-before="auto" style:column-width="1.7811in"/>
    </style:style>
    <style:style style:name="co20" style:family="table-column">
      <style:table-column-properties fo:break-before="auto" style:column-width="0.4717in"/>
    </style:style>
    <style:style style:name="co21" style:family="table-column">
      <style:table-column-properties fo:break-before="auto" style:column-width="0.4598in"/>
    </style:style>
    <style:style style:name="co22" style:family="table-column">
      <style:table-column-properties fo:break-before="auto" style:column-width="0.3835in"/>
    </style:style>
    <style:style style:name="co23" style:family="table-column">
      <style:table-column-properties fo:break-before="auto" style:column-width="0.9752in"/>
    </style:style>
    <style:style style:name="co24" style:family="table-column">
      <style:table-column-properties fo:break-before="auto" style:column-width="2.0902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0.852in"/>
    </style:style>
    <style:style style:name="co27" style:family="table-column">
      <style:table-column-properties fo:break-before="auto" style:column-width="0.872in"/>
    </style:style>
    <style:style style:name="co28" style:family="table-column">
      <style:table-column-properties fo:break-before="auto" style:column-width="1.2146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0.7811in"/>
    </style:style>
    <style:style style:name="co31" style:family="table-column">
      <style:table-column-properties fo:break-before="auto" style:column-width="6.0256in"/>
    </style:style>
    <style:style style:name="co32" style:family="table-column">
      <style:table-column-properties fo:break-before="auto" style:column-width="0.9154in"/>
    </style:style>
    <style:style style:name="ro1" style:family="table-row">
      <style:table-row-properties style:row-height="0.2346in" fo:break-before="auto" style:use-optimal-row-height="false"/>
    </style:style>
    <style:style style:name="ro2" style:family="table-row">
      <style:table-row-properties style:row-height="1.118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1.0882in" fo:break-before="auto" style:use-optimal-row-height="false"/>
    </style:style>
    <style:style style:name="ro5" style:family="table-row">
      <style:table-row-properties style:row-height="0.1244in" fo:break-before="auto" style:use-optimal-row-height="false"/>
    </style:style>
    <style:style style:name="ta1" style:family="table" style:master-page-name="PageStyle_5f_layout">
      <style:table-properties table:display="true" style:writing-mode="lr-tb"/>
    </style:style>
    <style:style style:name="ta2" style:family="table" style:master-page-name="PageStyle_5f_guide">
      <style:table-properties table:display="true" style:writing-mode="lr-tb"/>
    </style:style>
    <style:style style:name="ta3" style:family="table" style:master-page-name="PageStyle_5f_men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cd5b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eutral">
      <style:table-cell-properties fo:background-color="#fcd5b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8pt" fo:font-style="italic" fo:text-shadow="none" style:text-underline-style="none" fo:font-weight="bold" style:font-size-asian="8pt" style:font-style-asian="italic" style:font-weight-asian="bold" style:font-name-complex="FreeSans" style:font-size-complex="8pt" style:font-style-complex="italic" style:font-weight-complex="bold"/>
    </style:style>
    <style:style style:name="ce21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#fcd5b5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able-cell-properties fo:background-color="#fcd5b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2b2b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2b2b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2b2b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Sans" fo:font-size="8pt" fo:font-style="italic" fo:text-shadow="none" style:text-underline-style="none" fo:font-weight="bold" style:font-size-asian="8pt" style:font-style-asian="italic" style:font-weight-asian="bold" style:font-name-complex="FreeSans" style:font-size-complex="8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33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983b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5983b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 style:data-style-name="N100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1" style:family="table-cell" style:parent-style-name="Default" style:data-style-name="N100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3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2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7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2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30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2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380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2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style:use-window-font-color="true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fo:color="#c9211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7" style:family="text">
      <style:text-properties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begmenu&quot;;&quot;button&quot;;&quot;calendar&quot;;&quot;check&quot;;&quot;clip&quot;;&quot;combo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ale&quot;;&quot;scrollx&quot;;&quot;scrolly&quot;;&quot;separator&quot;;&quot;simpledialog&quot;;&quot;spin&quot;;&quot;submenu&quot;;&quot;text&quot;;&quot;toplevel&quot;;&quot;&quot;)" table:allow-empty-cell="true" table:display-list="unsorted" table:base-cell-address="layout.A3">
          <table:error-message table:message-type="stop" table:display="true"/>
        </table:content-validation>
        <table:content-validation table:name="val2" table:condition="of:cell-content-is-in-list(&quot;begmenu&quot;;&quot;button&quot;;&quot;calendar&quot;;&quot;check&quot;;&quot;clip&quot;;&quot;combo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ale&quot;;&quot;scrollx&quot;;&quot;scrolly&quot;;&quot;separator&quot;;&quot;simpledialog&quot;;&quot;spin&quot;;&quot;submenu&quot;;&quot;text&quot;;&quot;toplevel&quot;;&quot;&quot;)" table:allow-empty-cell="true" table:display-list="unsorted" table:base-cell-address="layout.A4">
          <table:error-message table:message-type="stop" table:display="true"/>
        </table:content-validation>
        <table:content-validation table:name="val3" table:condition="of:cell-content-is-in-list(&quot;begmenu&quot;;&quot;button&quot;;&quot;calendar&quot;;&quot;check&quot;;&quot;clip&quot;;&quot;combo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ale&quot;;&quot;scrollx&quot;;&quot;scrolly&quot;;&quot;separator&quot;;&quot;simpledialog&quot;;&quot;spin&quot;;&quot;submenu&quot;;&quot;text&quot;;&quot;toplevel&quot;;&quot;&quot;)" table:allow-empty-cell="true" table:display-list="unsorted" table:base-cell-address="layout.A10">
          <table:error-message table:message-type="stop" table:display="true"/>
        </table:content-validation>
        <table:content-validation table:name="val4" table:condition="of:cell-content-is-in-list(&quot;begmenu&quot;;&quot;button&quot;;&quot;calendar&quot;;&quot;check&quot;;&quot;clip&quot;;&quot;combo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ale&quot;;&quot;scrollx&quot;;&quot;scrolly&quot;;&quot;separator&quot;;&quot;simpledialog&quot;;&quot;spin&quot;;&quot;submenu&quot;;&quot;text&quot;;&quot;toplevel&quot;;&quot;&quot;)" table:allow-empty-cell="true" table:display-list="unsorted" table:base-cell-address="layout.A11">
          <table:error-message table:message-type="stop" table:display="true"/>
        </table:content-validation>
        <table:content-validation table:name="val5" table:condition="of:cell-content-is-in-list(&quot;begmenu&quot;;&quot;button&quot;;&quot;calendar&quot;;&quot;check&quot;;&quot;clip&quot;;&quot;combo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ale&quot;;&quot;scrollx&quot;;&quot;scrolly&quot;;&quot;separator&quot;;&quot;simpledialog&quot;;&quot;spin&quot;;&quot;submenu&quot;;&quot;text&quot;;&quot;toplevel&quot;;&quot;&quot;)" table:allow-empty-cell="true" table:display-list="unsorted" table:base-cell-address="layout.A16">
          <table:error-message table:message-type="stop" table:display="true"/>
        </table:content-validation>
        <table:content-validation table:name="val6" table:condition="of:cell-content-is-in-list(&quot;begmenu&quot;;&quot;button&quot;;&quot;check&quot;;&quot;clip&quot;;&quot;combo&quot;;&quot;dialog&quot;;&quot;endmenu&quot;;&quot;entry&quot;;&quot;filedialog&quot;;&quot;frame&quot;;&quot;geometry&quot;;&quot;label&quot;;&quot;list&quot;;&quot;message&quot;;&quot;messagebox&quot;;&quot;notebook&quot;;&quot;options&quot;;&quot;popup&quot;;&quot;progress&quot;;&quot;radio&quot;;&quot;scrollx&quot;;&quot;scrolly&quot;;&quot;spin&quot;;&quot;submenu&quot;;&quot;text&quot;)" table:allow-empty-cell="true" table:display-list="unsorted" table:base-cell-address="layout.A463">
          <table:error-message table:message-type="stop" table:display="true"/>
        </table:content-validation>
        <table:content-validation table:name="val7" table:base-cell-address="layout.B2">
          <table:error-message table:message-type="stop" table:display="true"/>
        </table:content-validation>
        <table:content-validation table:name="val8" table:condition="of:cell-content-is-whole-number() and cell-content-is-between(0,100)" table:allow-empty-cell="true" table:base-cell-address="layout.F3">
          <table:error-message table:message-type="stop" table:display="true"/>
        </table:content-validation>
        <table:content-validation table:name="val9" table:condition="of:cell-content-is-whole-number() and cell-content-is-between(0,100)" table:allow-empty-cell="true" table:base-cell-address="layout.F10">
          <table:error-message table:message-type="stop" table:display="true"/>
        </table:content-validation>
        <table:content-validation table:name="val10" table:condition="of:cell-content-text-length-is-between(0,4)" table:allow-empty-cell="true" table:base-cell-address="layout.J3">
          <table:help-message table:title="sticky attribute" table:display="true">
            <text:p>Use N S E W</text:p>
            <text:p>in combinations.</text:p>
            <text:p>N = North</text:p>
            <text:p>S = South</text:p>
            <text:p>E = East</text:p>
            <text:p>W = West</text:p>
            <text:p/>
            <text:p>eg. NS will stretch from top to bottom of the cell</text:p>
            <text:p>eg. SW will place in the botton left corner</text:p>
            <text:p>eg. NSEW will stetch to fill all of cell</text:p>
          </table:help-message>
          <table:error-message table:message-type="stop" table:display="true"/>
        </table:content-validation>
        <table:content-validation table:name="val11" table:condition="of:cell-content-text-length-is-between(0,4)" table:allow-empty-cell="true" table:base-cell-address="layout.J10">
          <table:help-message table:title="sticky attribute" table:display="true">
            <text:p>Use N S E W</text:p>
            <text:p>in combinations.</text:p>
            <text:p>N = North</text:p>
            <text:p>S = South</text:p>
            <text:p>E = East</text:p>
            <text:p>W = West</text:p>
            <text:p/>
            <text:p>eg. NS will stretch from top to bottom of the cell</text:p>
            <text:p>eg. SW will place in the botton left corner</text:p>
            <text:p>eg. NSEW will stetch to fill all of cell</text:p>
          </table:help-message>
          <table:error-message table:message-type="stop" table:display="true"/>
        </table:content-validation>
      </table:content-validations>
      <table:table table:name="lay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kAuto_Button" form:control-implementation="ooo:com.sun.star.form.component.CommandButton" xml:id="control1" form:id="control1" form:label="Widget Guid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TkAuto.Main?language=Basic&amp;location=application" xlink:type="simple"/>
              </office:event-listeners>
            </form:button>
          </form:form>
        </office:forms>
        <table:shapes>
          <draw:control draw:z-index="6" draw:name="Control 1" draw:text-style-name="P1" svg:width="1.1776in" svg:height="0.4906in" svg:x="10.7559in" svg:y="0.5165in" draw:control="control1"/>
        </table:shapes>
        <table:table-column table:style-name="co1" table:default-cell-style-name="ce5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1011" table:default-cell-style-name="ce14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ccelerator</text:p>
          </table:table-cell>
          <table:table-cell table:style-name="ce67" office:value-type="string" calcext:value-type="string" table:number-columns-spanned="2" table:number-rows-spanned="1">
            <text:p>underline</text:p>
          </table:table-cell>
          <table:covered-table-cell table:style-name="ce67"/>
          <table:table-cell table:style-name="ce1" table:number-columns-repeated="3"/>
          <table:table-cell table:style-name="ce1" office:value-type="string" calcext:value-type="string">
            <text:p>&lt;== MENUS</text:p>
          </table:table-cell>
          <table:table-cell table:style-name="ce1" table:number-columns-repeated="1014"/>
        </table:table-row>
        <table:table-row table:style-name="ro2">
          <table:table-cell table:style-name="ce3" office:value-type="string" calcext:value-type="string">
            <office:annotation draw:style-name="gr1" draw:text-style-name="P3" svg:width="1.55in" svg:height="4.6047in" svg:x="1.3677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begmenu</text:span></text:p>
              <text:p text:style-name="P2"><text:span text:style-name="T2">button</text:span></text:p>
              <text:p text:style-name="P2"><text:span text:style-name="T2">check</text:span></text:p>
              <text:p text:style-name="P2"><text:span text:style-name="T2">clip</text:span></text:p>
              <text:p text:style-name="P2"><text:span text:style-name="T2">combo</text:span></text:p>
              <text:p text:style-name="P2"><text:span text:style-name="T2">endmenu</text:span></text:p>
              <text:p text:style-name="P2"><text:span text:style-name="T2">entry</text:span></text:p>
              <text:p text:style-name="P2"><text:span text:style-name="T2">filedialog</text:span></text:p>
              <text:p text:style-name="P2"><text:span text:style-name="T2">frame</text:span></text:p>
              <text:p text:style-name="P2"><text:span text:style-name="T2">geometry</text:span></text:p>
              <text:p text:style-name="P2"><text:span text:style-name="T2">label</text:span></text:p>
              <text:p text:style-name="P2"><text:span text:style-name="T2">list</text:span></text:p>
              <text:p text:style-name="P2"><text:span text:style-name="T2">message</text:span></text:p>
              <text:p text:style-name="P2"><text:span text:style-name="T2">messagebox</text:span></text:p>
              <text:p text:style-name="P2"><text:span text:style-name="T2">notebook</text:span></text:p>
              <text:p text:style-name="P2"><text:span text:style-name="T2">options</text:span></text:p>
              <text:p text:style-name="P2"><text:span text:style-name="T2">popup</text:span></text:p>
              <text:p text:style-name="P2"><text:span text:style-name="T2">progress</text:span></text:p>
              <text:p text:style-name="P2"><text:span text:style-name="T2">radio</text:span></text:p>
              <text:p text:style-name="P2"><text:span text:style-name="T2">scale</text:span></text:p>
              <text:p text:style-name="P2"><text:span text:style-name="T2">scrollx</text:span></text:p>
              <text:p text:style-name="P2"><text:span text:style-name="T2">scrolly</text:span></text:p>
              <text:p text:style-name="P2"><text:span text:style-name="T2">simpledialog</text:span></text:p>
              <text:p text:style-name="P2"><text:span text:style-name="T2">spin</text:span></text:p>
              <text:p text:style-name="P2"><text:span text:style-name="T2">submenu</text:span></text:p>
              <text:p text:style-name="P2"><text:span text:style-name="T2">text</text:span></text:p>
              <text:p text:style-name="P2"><text:span text:style-name="T2">toplevel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tkinter Widget</text:p>
            <text:p>Name</text:p>
          </table:table-cell>
          <table:table-cell table:style-name="ce3" table:content-validation-name="val7" office:value-type="string" calcext:value-type="string">
            <office:annotation draw:style-name="gr2" draw:text-style-name="P3" svg:width="1.5677in" svg:height="1.2543in" svg:x="2.2823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‘</text:span><text:span text:style-name="T2">self’</text:span></text:p>
              <text:p text:style-name="P2"><text:span text:style-name="T2">or other parent</text:span></text:p>
              <text:p text:style-name="P2"><text:span text:style-name="T2">widget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Parent Widget</text:p>
          </table:table-cell>
          <table:table-cell table:style-name="ce12" office:value-type="string" calcext:value-type="string">
            <office:annotation draw:style-name="gr3" draw:text-style-name="P3" svg:width="1.5874in" svg:height="1.6913in" svg:x="3.5374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Widget variable. REQUIRED for every widget.</text:span></text:p>
              <text:p text:style-name="P2"><text:span text:style-name="T2">eg.</text:span></text:p>
              <text:p text:style-name="P2"><text:span text:style-name="T2">varname <text:s/>OR</text:span></text:p>
              <text:p text:style-name="P2"><text:span text:style-name="T2">self.varname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Variable</text:p>
            <text:p>Name for</text:p>
            <text:p>Widget</text:p>
          </table:table-cell>
          <table:table-cell table:style-name="ce3" office:value-type="string" calcext:value-type="string">
            <office:annotation draw:style-name="gr2" draw:text-style-name="P3" svg:width="1.5898in" svg:height="1.2543in" svg:x="5.1039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TEXT of a button</text:span></text:p>
              <text:p text:style-name="P2"><text:span text:style-name="T2">label</text:span></text:p>
              <text:p text:style-name="P2"><text:span text:style-name="T2">or entry widget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Text for </text:p>
            <text:p>Button</text:p>
            <text:p>Label or</text:p>
            <text:p>Entry </text:p>
          </table:table-cell>
          <table:table-cell table:style-name="ce3" office:value-type="string" calcext:value-type="string">
            <office:annotation draw:style-name="gr4" draw:text-style-name="P3" svg:width="1.5866in" svg:height="1.1094in" svg:x="6.3902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callback function name, or the Textvariable name.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Command or</text:p>
            <text:p>IntVar StringVar name</text:p>
          </table:table-cell>
          <table:table-cell table:style-name="ce19" office:value-type="string" calcext:value-type="string">
            <text:p>Row</text:p>
          </table:table-cell>
          <table:table-cell table:style-name="ce19" office:value-type="string" calcext:value-type="string">
            <text:p>Col</text:p>
          </table:table-cell>
          <table:table-cell table:style-name="ce20" office:value-type="string" calcext:value-type="string">
            <text:p>Rowspan</text:p>
          </table:table-cell>
          <table:table-cell table:style-name="ce20" office:value-type="string" calcext:value-type="string">
            <text:p>Colspan</text:p>
          </table:table-cell>
          <table:table-cell table:style-name="ce21" office:value-type="string" calcext:value-type="string">
            <office:annotation draw:style-name="gr5" draw:text-style-name="P3" svg:width="1.4992in" svg:height="1.4in" svg:x="8.9276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Orientation of the widget. </text:span></text:p>
              <text:p text:style-name="P2"><text:span text:style-name="T2">“</text:span><text:span text:style-name="T2">nsew” or some combination of those letters.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Sticky</text:p>
          </table:table-cell>
          <table:table-cell table:style-name="ce3" office:value-type="string" calcext:value-type="string">
            <text:p>Optional</text:p>
            <text:p>Widget</text:p>
            <text:p>Attributes</text:p>
            <text:p>And</text:p>
            <text:p>Values</text:p>
          </table:table-cell>
          <table:table-cell table:style-name="ce70"/>
          <table:table-cell table:style-name="ce72" table:number-columns-repeated="9"/>
          <table:table-cell table:style-name="ce22" table:number-columns-repeated="1003"/>
        </table:table-row>
        <table:table-row table:style-name="ro3">
          <table:table-cell table:style-name="ce4" table:content-validation-name="val1"/>
          <table:table-cell table:style-name="ce17" table:content-validation-name="val7" office:value-type="string" calcext:value-type="string">
            <text:p>self</text:p>
          </table:table-cell>
          <table:table-cell table:style-name="ce17" table:number-columns-repeated="2"/>
          <table:table-cell table:style-name="ce16"/>
          <table:table-cell table:style-name="ce76" table:content-validation-name="val8" table:number-columns-repeated="4"/>
          <table:table-cell table:style-name="ce76" table:content-validation-name="val10"/>
          <table:table-cell table:style-name="ce13"/>
          <table:table-cell table:style-name="ce71"/>
          <table:table-cell table:style-name="ce13"/>
          <table:table-cell table:number-columns-repeated="1011"/>
        </table:table-row>
        <table:table-row table:style-name="ro3">
          <table:table-cell table:style-name="ce4" table:content-validation-name="val2"/>
          <table:table-cell table:style-name="ce18" table:content-validation-name="val7"/>
          <table:table-cell table:style-name="ce18" table:number-columns-repeated="2"/>
          <table:table-cell table:style-name="ce68"/>
          <table:table-cell table:style-name="ce77" table:content-validation-name="val8"/>
          <table:table-cell table:style-name="ce78" table:content-validation-name="val8" table:number-columns-repeated="3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4" table:content-validation-name="val2"/>
          <table:table-cell table:style-name="ce17" table:content-validation-name="val7"/>
          <table:table-cell table:style-name="ce18" table:number-columns-repeated="2"/>
          <table:table-cell table:style-name="ce68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4" table:content-validation-name="val2"/>
          <table:table-cell table:style-name="ce17" table:content-validation-name="val7"/>
          <table:table-cell table:style-name="ce17"/>
          <table:table-cell table:style-name="ce18"/>
          <table:table-cell table:style-name="ce68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4" table:content-validation-name="val2"/>
          <table:table-cell table:style-name="ce17" table:content-validation-name="val7"/>
          <table:table-cell table:style-name="ce17"/>
          <table:table-cell table:style-name="ce18"/>
          <table:table-cell table:style-name="ce68"/>
          <table:table-cell table:style-name="ce7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2">
          <table:table-cell table:style-name="ce6" table:content-validation-name="val2"/>
          <table:table-cell table:style-name="ce54" table:content-validation-name="val7"/>
          <table:table-cell table:style-name="ce13"/>
          <table:table-cell table:style-name="ce65"/>
          <table:table-cell table:style-name="ce69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4" table:content-validation-name="val3"/>
          <table:table-cell table:style-name="ce17" table:content-validation-name="val7"/>
          <table:table-cell table:style-name="ce17"/>
          <table:table-cell table:style-name="ce18"/>
          <table:table-cell table:style-name="ce68"/>
          <table:table-cell table:style-name="ce78" table:content-validation-name="val9" table:number-columns-repeated="4"/>
          <table:table-cell table:style-name="ce78" table:content-validation-name="val11"/>
          <table:table-cell table:style-name="ce13" table:number-columns-repeated="3"/>
          <table:table-cell table:number-columns-repeated="1011"/>
        </table:table-row>
        <table:table-row table:style-name="ro3" table:number-rows-repeated="3">
          <table:table-cell table:style-name="ce4" table:content-validation-name="val4"/>
          <table:table-cell table:style-name="ce17" table:content-validation-name="val7"/>
          <table:table-cell table:style-name="ce17"/>
          <table:table-cell table:style-name="ce18"/>
          <table:table-cell table:style-name="ce68"/>
          <table:table-cell table:style-name="ce78" table:content-validation-name="val9" table:number-columns-repeated="4"/>
          <table:table-cell table:style-name="ce78" table:content-validation-name="val11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4" table:content-validation-name="val4"/>
          <table:table-cell table:style-name="ce17" table:content-validation-name="val7"/>
          <table:table-cell table:style-name="ce17"/>
          <table:table-cell table:style-name="ce18"/>
          <table:table-cell table:style-name="ce68"/>
          <table:table-cell table:style-name="ce78" table:number-columns-repeated="4"/>
          <table:table-cell table:style-name="ce78" table:content-validation-name="val11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6" table:content-validation-name="val2"/>
          <table:table-cell table:style-name="ce54" table:content-validation-name="val7"/>
          <table:table-cell table:style-name="ce13" table:number-columns-repeated="2"/>
          <table:table-cell table:style-name="ce76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6" table:content-validation-name="val5"/>
          <table:table-cell table:style-name="ce54" table:content-validation-name="val7"/>
          <table:table-cell table:style-name="ce13" table:number-columns-repeated="2"/>
          <table:table-cell table:style-name="ce76"/>
          <table:table-cell table:style-name="ce76" table:content-validation-name="val8" table:number-columns-repeated="2"/>
          <table:table-cell table:style-name="ce78" table:content-validation-name="val8" table:number-columns-repeated="2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6" table:content-validation-name="val2"/>
          <table:table-cell table:style-name="ce54"/>
          <table:table-cell table:style-name="ce13" table:number-columns-repeated="2"/>
          <table:table-cell table:style-name="ce76"/>
          <table:table-cell table:style-name="ce76" table:content-validation-name="val8" table:number-columns-repeated="2"/>
          <table:table-cell table:style-name="ce78" table:content-validation-name="val8" table:number-columns-repeated="2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3">
          <table:table-cell table:style-name="ce6" table:content-validation-name="val2"/>
          <table:table-cell table:style-name="ce54" table:content-validation-name="val7"/>
          <table:table-cell table:style-name="ce13" table:number-columns-repeated="2"/>
          <table:table-cell table:style-name="ce76"/>
          <table:table-cell table:style-name="ce76" table:content-validation-name="val8" table:number-columns-repeated="2"/>
          <table:table-cell table:style-name="ce78" table:content-validation-name="val8" table:number-columns-repeated="2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3">
          <table:table-cell table:style-name="ce6" table:content-validation-name="val2"/>
          <table:table-cell table:style-name="ce54" table:content-validation-name="val7"/>
          <table:table-cell table:style-name="ce13" table:number-columns-repeated="2"/>
          <table:table-cell table:style-name="ce76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16">
          <table:table-cell table:style-name="ce6" table:content-validation-name="val2"/>
          <table:table-cell table:style-name="ce8" table:content-validation-name="val7"/>
          <table:table-cell table:style-name="ce13" table:number-columns-repeated="2"/>
          <table:table-cell table:style-name="ce78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2">
          <table:table-cell table:style-name="ce6" table:content-validation-name="val2"/>
          <table:table-cell table:style-name="ce8" table:content-validation-name="val7"/>
          <table:table-cell table:style-name="ce13" table:number-columns-repeated="2"/>
          <table:table-cell table:style-name="ce78" table:number-columns-repeated="6"/>
          <table:table-cell table:style-name="ce13" table:number-columns-repeated="3"/>
          <table:table-cell table:number-columns-repeated="1011"/>
        </table:table-row>
        <table:table-row table:style-name="ro3" table:number-rows-repeated="18">
          <table:table-cell table:style-name="ce6" table:content-validation-name="val2"/>
          <table:table-cell table:style-name="ce8" table:content-validation-name="val7"/>
          <table:table-cell table:style-name="ce13" table:number-columns-repeated="2"/>
          <table:table-cell table:style-name="ce78"/>
          <table:table-cell table:style-name="ce78" table:content-validation-name="val8" table:number-columns-repeated="4"/>
          <table:table-cell table:style-name="ce78" table:content-validation-name="val10"/>
          <table:table-cell table:style-name="ce13" table:number-columns-repeated="3"/>
          <table:table-cell table:number-columns-repeated="1011"/>
        </table:table-row>
        <table:table-row table:style-name="ro3" table:number-rows-repeated="60">
          <table:table-cell table:style-name="ce6" table:content-validation-name="val2"/>
          <table:table-cell table:style-name="ce8" table:content-validation-name="val7"/>
          <table:table-cell table:style-name="ce13" table:number-columns-repeated="2"/>
          <table:table-cell table:style-name="ce78" table:number-columns-repeated="6"/>
          <table:table-cell table:style-name="ce13" table:number-columns-repeated="3"/>
          <table:table-cell table:number-columns-repeated="1011"/>
        </table:table-row>
        <table:table-row table:style-name="ro3">
          <table:table-cell table:style-name="ce6" table:content-validation-name="val2"/>
          <table:table-cell table:style-name="ce8" table:content-validation-name="val7"/>
          <table:table-cell table:style-name="ce13" table:number-columns-repeated="2"/>
          <table:table-cell table:style-name="ce78" table:number-columns-repeated="6"/>
          <table:table-cell table:style-name="ce13"/>
          <table:table-cell/>
          <table:table-cell table:style-name="ce13"/>
          <table:table-cell table:number-columns-repeated="1011"/>
        </table:table-row>
        <table:table-row table:style-name="ro3" table:number-rows-repeated="34">
          <table:table-cell table:style-name="ce7" table:content-validation-name="val2"/>
          <table:table-cell table:style-name="ce9" table:content-validation-name="val7"/>
          <table:table-cell table:number-columns-repeated="1022"/>
        </table:table-row>
        <table:table-row table:style-name="ro3" table:number-rows-repeated="33">
          <table:table-cell table:style-name="ce7" table:content-validation-name="val2"/>
          <table:table-cell table:style-name="ce56" table:content-validation-name="val7"/>
          <table:table-cell table:number-columns-repeated="1022"/>
        </table:table-row>
        <table:table-row table:style-name="ro3" table:number-rows-repeated="275">
          <table:table-cell table:style-name="ce7" table:content-validation-name="val2"/>
          <table:table-cell table:style-name="ce57" table:content-validation-name="val7"/>
          <table:table-cell table:number-columns-repeated="1022"/>
        </table:table-row>
        <table:table-row table:style-name="ro3" table:number-rows-repeated="11">
          <table:table-cell table:style-name="ce7" table:content-validation-name="val6"/>
          <table:table-cell table:style-name="ce57" table:content-validation-name="val7"/>
          <table:table-cell table:number-columns-repeated="1022"/>
        </table:table-row>
        <table:table-row table:style-name="ro3" table:number-rows-repeated="525">
          <table:table-cell/>
          <table:table-cell table:style-name="ce57" table:content-validation-name="val7"/>
          <table:table-cell table:number-columns-repeated="1022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de" table:style-name="ta2">
        <table:table-column table:style-name="co15" table:default-cell-style-name="ce14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14"/>
        <table:table-column table:style-name="co20" table:default-cell-style-name="ce56"/>
        <table:table-column table:style-name="co21" table:default-cell-style-name="ce56"/>
        <table:table-column table:style-name="co6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14"/>
        <table:table-column table:style-name="co25" table:number-columns-repeated="1013" table:default-cell-style-name="ce14"/>
        <table:table-row table:style-name="ro1">
          <table:table-cell table:style-name="ce1" office:value-type="string" calcext:value-type="string">
            <text:p>variable</text:p>
          </table:table-cell>
          <table:table-cell table:style-name="ce1"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ccelerator</text:p>
          </table:table-cell>
          <table:table-cell table:style-name="ce67" office:value-type="string" calcext:value-type="string" table:number-columns-spanned="2" table:number-rows-spanned="1">
            <text:p>underline</text:p>
          </table:table-cell>
          <table:covered-table-cell table:style-name="ce67"/>
          <table:table-cell table:style-name="ce1" table:number-columns-repeated="3"/>
          <table:table-cell table:style-name="ce1" office:value-type="string" calcext:value-type="string">
            <text:p>&lt;== MENUS</text:p>
          </table:table-cell>
          <table:table-cell table:style-name="ce1" table:number-columns-repeated="1013"/>
        </table:table-row>
        <table:table-row table:style-name="ro4">
          <table:table-cell table:style-name="ce23" office:value-type="string" calcext:value-type="string">
            <office:annotation draw:style-name="gr6" draw:text-style-name="P3" svg:width="1.5378in" svg:height="4.4591in" svg:x="1.25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begmenu</text:span></text:p>
              <text:p text:style-name="P2"><text:span text:style-name="T2">button</text:span></text:p>
              <text:p text:style-name="P2"><text:span text:style-name="T2">check</text:span></text:p>
              <text:p text:style-name="P2"><text:span text:style-name="T2">clip</text:span></text:p>
              <text:p text:style-name="P2"><text:span text:style-name="T2">combo</text:span></text:p>
              <text:p text:style-name="P2"><text:span text:style-name="T2">dialog</text:span></text:p>
              <text:p text:style-name="P2"><text:span text:style-name="T2">endmenu</text:span></text:p>
              <text:p text:style-name="P2"><text:span text:style-name="T2">entry</text:span></text:p>
              <text:p text:style-name="P2"><text:span text:style-name="T2">filedialog</text:span></text:p>
              <text:p text:style-name="P2"><text:span text:style-name="T2">frame</text:span></text:p>
              <text:p text:style-name="P2"><text:span text:style-name="T2">geometry</text:span></text:p>
              <text:p text:style-name="P2"><text:span text:style-name="T2">label</text:span></text:p>
              <text:p text:style-name="P2"><text:span text:style-name="T2">list</text:span></text:p>
              <text:p text:style-name="P2"><text:span text:style-name="T2">message</text:span></text:p>
              <text:p text:style-name="P2"><text:span text:style-name="T2">messagebox</text:span></text:p>
              <text:p text:style-name="P2"><text:span text:style-name="T2">notebook</text:span></text:p>
              <text:p text:style-name="P2"><text:span text:style-name="T2">options</text:span></text:p>
              <text:p text:style-name="P2"><text:span text:style-name="T2">popu</text:span></text:p>
              <text:p text:style-name="P2"><text:span text:style-name="T2">progress</text:span></text:p>
              <text:p text:style-name="P2"><text:span text:style-name="T2">radio</text:span></text:p>
              <text:p text:style-name="P2"><text:span text:style-name="T2">scrollx</text:span></text:p>
              <text:p text:style-name="P2"><text:span text:style-name="T2">scrolly</text:span></text:p>
              <text:p text:style-name="P2"><text:span text:style-name="T2">spin</text:span></text:p>
              <text:p text:style-name="P2"><text:span text:style-name="T2">submenu</text:span></text:p>
              <text:p text:style-name="P2"><text:span text:style-name="T2">text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Widget</text:p>
            <text:p>Name</text:p>
          </table:table-cell>
          <table:table-cell table:style-name="ce23" office:value-type="string" calcext:value-type="string">
            <text:p>Parent Widget</text:p>
          </table:table-cell>
          <table:table-cell table:style-name="ce23" office:value-type="string" calcext:value-type="string">
            <office:annotation draw:style-name="gr7" draw:text-style-name="P3" svg:width="1.5669in" svg:height="1.5457in" svg:x="3.1228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Widget variable. REQUIRED for every widget.</text:span></text:p>
              <text:p text:style-name="P2"><text:span text:style-name="T2">eg. varname <text:s/>OR</text:span></text:p>
              <text:p text:style-name="P2"><text:span text:style-name="T2">self.varname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Widget</text:p>
            <text:p>Variable</text:p>
            <text:p>Name</text:p>
          </table:table-cell>
          <table:table-cell table:style-name="ce23" office:value-type="string" calcext:value-type="string">
            <office:annotation draw:style-name="gr2" draw:text-style-name="P3" svg:width="1.5004in" svg:height="1.2543in" svg:x="4.4295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TEXT of a button</text:span></text:p>
              <text:p text:style-name="P2"><text:span text:style-name="T2">label</text:span></text:p>
              <text:p text:style-name="P2"><text:span text:style-name="T2">or entry widget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Text for </text:p>
            <text:p>Button</text:p>
            <text:p>Label or</text:p>
            <text:p>Entry </text:p>
          </table:table-cell>
          <table:table-cell table:style-name="ce23" office:value-type="string" calcext:value-type="string">
            <office:annotation draw:style-name="gr4" draw:text-style-name="P3" svg:width="1.5681in" svg:height="1.1094in" svg:x="6.211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The callback function name, or the Textvariable name.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Command or</text:p>
            <text:p>IntVar | StringVar name</text:p>
          </table:table-cell>
          <table:table-cell table:style-name="ce36" office:value-type="string" calcext:value-type="string">
            <text:p>Row</text:p>
          </table:table-cell>
          <table:table-cell table:style-name="ce36" office:value-type="string" calcext:value-type="string">
            <text:p>Col</text:p>
          </table:table-cell>
          <table:table-cell table:style-name="ce37" office:value-type="string" calcext:value-type="string">
            <text:p>Rowspan</text:p>
          </table:table-cell>
          <table:table-cell table:style-name="ce37" office:value-type="string" calcext:value-type="string">
            <text:p>Colspan</text:p>
          </table:table-cell>
          <table:table-cell table:style-name="ce38" office:value-type="string" calcext:value-type="string">
            <office:annotation draw:style-name="gr5" draw:text-style-name="P3" svg:width="1.4969in" svg:height="1.4in" svg:x="8.9185in" svg:y="0.1146in" draw:caption-point-x="-0.1496in" draw:caption-point-y="0.124in">
              <dc:creator>m</dc:creator>
              <dc:date>2023-07-14T00:00:00</dc:date>
              <text:p text:style-name="P2"><text:span text:style-name="T1">m:</text:span></text:p>
              <text:p text:style-name="P2"><text:span text:style-name="T2">Orientation of the widget. </text:span></text:p>
              <text:p text:style-name="P2"><text:span text:style-name="T2">“</text:span><text:span text:style-name="T2">nsew” or some combination of those letters.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Sticky</text:p>
          </table:table-cell>
          <table:table-cell table:style-name="ce39" office:value-type="string" calcext:value-type="string">
            <text:p>(Optional)</text:p>
            <text:p>Widget</text:p>
            <text:p>Attributes</text:p>
            <text:p>And</text:p>
            <text:p>Values</text:p>
          </table:table-cell>
          <table:table-cell table:style-name="ce42" table:number-columns-repeated="1013"/>
        </table:table-row>
        <table:table-row table:style-name="ro3">
          <table:table-cell table:style-name="ce24" office:value-type="string" calcext:value-type="string">
            <text:p>button</text:p>
          </table:table-cell>
          <table:table-cell table:style-name="ce25" office:value-type="string" calcext:value-type="string">
            <text:p>self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command</text:p>
          </table:table-cell>
          <table:table-cell table:number-columns-repeated="5" table:style-name="ce30" office:value-type="string" calcext:value-type="string">
            <text:p>x</text:p>
          </table:table-cell>
          <table:table-cell table:style-name="ce40" office:value-type="string" calcext:value-type="string">
            <text:p>( x,x,x,… )</text:p>
          </table:table-cell>
          <table:table-cell table:style-name="ce40" table:number-columns-repeated="1013"/>
        </table:table-row>
        <table:table-row table:style-name="ro3">
          <table:table-cell table:style-name="ce7" office:value-type="string" calcext:value-type="string">
            <text:p>entry</text:p>
          </table:table-cell>
          <table:table-cell table:style-name="ce25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label</text:p>
          </table:table-cell>
          <table:table-cell table:style-name="ce25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ext)</text:p>
          </table:table-cell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scrollx</text:p>
          </table:table-cell>
          <table:table-cell table:style-name="ce25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name of widge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w</text:p>
          </table:table-cell>
          <table:table-cell table:style-name="ce41"/>
          <table:table-cell table:number-columns-repeated="1013"/>
        </table:table-row>
        <table:table-row table:style-name="ro3">
          <table:table-cell table:style-name="ce7" office:value-type="string" calcext:value-type="string">
            <text:p>scrolly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name of widget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nw</text:p>
          </table:table-cell>
          <table:table-cell table:style-name="ce41"/>
          <table:table-cell table:number-columns-repeated="1013"/>
        </table:table-row>
        <table:table-row table:style-name="ro3">
          <table:table-cell table:style-name="ce7" office:value-type="string" calcext:value-type="string">
            <office:annotation draw:style-name="gr8" draw:text-style-name="P3" svg:width="1.5378in" svg:height="1.1087in" svg:x="1.25in" svg:y="7.5213in" draw:caption-point-x="-0.1496in" draw:caption-point-y="-5.1528in">
              <dc:creator>m</dc:creator>
              <dc:date>2023-07-14T00:00:00</dc:date>
              <text:p text:style-name="P2"><text:span text:style-name="T1">m:</text:span></text:p>
              <text:p text:style-name="P2"><text:span text:style-name="T2">and</text:span></text:p>
              <text:p text:style-name="P2"><text:span text:style-name="T2">LableFrame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frame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list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office:annotation draw:style-name="gr9" draw:text-style-name="P3" svg:width="1.5378in" svg:height="1.0102in" svg:x="1.25in" svg:y="7.9382in" draw:caption-point-x="-0.1496in" draw:caption-point-y="-5.1531in">
              <dc:creator>m</dc:creator>
              <dc:date>2023-07-14T00:00:00</dc:date>
              <text:p text:style-name="P2"><text:span text:style-name="T1">m:</text:span></text:p>
              <text:p text:style-name="P2"><text:span text:style-name="T2">and</text:span></text:p>
              <text:p text:style-name="P2"><text:span text:style-name="T2">scrolledtext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office:annotation>
            <text:p>text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alendar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heck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 table:style-name="ce56" office:value-type="string" calcext:value-type="string">
            <text:p>Int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radio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 table:style-name="ce56" office:value-type="string" calcext:value-type="string">
            <text:p>Int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message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 table:style-name="ce33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spin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scale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options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table:style-name="ce41"/>
          <table:table-cell table:number-columns-repeated="1013"/>
        </table:table-row>
        <table:table-row table:style-name="ro3">
          <table:table-cell table:style-name="ce7" office:value-type="string" calcext:value-type="string">
            <text:p>combo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56" office:value-type="string" calcext:value-type="string">
            <text:p>StringVa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notebook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35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progress</text:p>
          </table:table-cell>
          <table:table-cell table:style-name="ce26" office:value-type="string" calcext:value-type="string">
            <text:p>self</text:p>
          </table:table-cell>
          <table:table-cell office:value-type="string" calcext:value-type="string">
            <text:p>x</text:p>
          </table:table-cell>
          <table:table-cell table:style-name="ce33"/>
          <table:table-cell table:style-name="ce35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( x,x,x,… )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geometry</text:p>
          </table:table-cell>
          <table:table-cell table:style-name="ce26" office:value-type="string" calcext:value-type="string">
            <text:p>self</text:p>
          </table:table-cell>
          <table:table-cell table:style-name="ce31" office:value-type="string" calcext:value-type="string">
            <text:p>WWWxHHH</text:p>
          </table:table-cell>
          <table:table-cell table:style-name="ce33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 table:style-name="ce7" office:value-type="string" calcext:value-type="string">
            <text:p>popup</text:p>
          </table:table-cell>
          <table:table-cell table:style-name="ce27" office:value-type="string" calcext:value-type="string">
            <text:p>commented in the generated code because of many required edits</text:p>
          </table:table-cell>
          <table:table-cell table:style-name="ce32" table:number-columns-repeated="9"/>
          <table:table-cell table:style-name="ce43" table:number-columns-repeated="3"/>
          <table:table-cell table:number-columns-repeated="1010"/>
        </table:table-row>
        <table:table-row table:style-name="ro3">
          <table:table-cell table:style-name="ce7" office:value-type="string" calcext:value-type="string">
            <text:p>clip</text:p>
          </table:table-cell>
          <table:table-cell table:style-name="ce28" office:value-type="string" calcext:value-type="string">
            <text:p>commented in the generated code because of many required edits</text:p>
          </table:table-cell>
          <table:table-cell table:style-name="ce33" table:number-columns-repeated="2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 table:style-name="ce7" office:value-type="string" calcext:value-type="string">
            <text:p>messagebox</text:p>
          </table:table-cell>
          <table:table-cell table:style-name="ce28" office:value-type="string" calcext:value-type="string">
            <text:p>commented in the generated code because of many required edits</text:p>
          </table:table-cell>
          <table:table-cell table:style-name="ce34"/>
          <table:table-cell table:style-name="ce33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 table:style-name="ce7" office:value-type="string" calcext:value-type="string">
            <text:p>filedialog</text:p>
          </table:table-cell>
          <table:table-cell table:style-name="ce28" office:value-type="string" calcext:value-type="string">
            <text:p>commented in the generated code because of many required edits</text:p>
          </table:table-cell>
          <table:table-cell table:style-name="ce34"/>
          <table:table-cell table:style-name="ce33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 table:style-name="ce7" office:value-type="string" calcext:value-type="string">
            <text:p>simpledialog</text:p>
          </table:table-cell>
          <table:table-cell table:style-name="ce28" office:value-type="string" calcext:value-type="string">
            <text:p>commented in the generated code because of many required edits</text:p>
          </table:table-cell>
          <table:table-cell table:style-name="ce34"/>
          <table:table-cell table:style-name="ce33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 table:style-name="ce7" office:value-type="string" calcext:value-type="string">
            <text:p>toplevel</text:p>
          </table:table-cell>
          <table:table-cell table:style-name="ce28" office:value-type="string" calcext:value-type="string">
            <text:p>commented in the generated code because of many required edits</text:p>
          </table:table-cell>
          <table:table-cell table:style-name="ce34"/>
          <table:table-cell table:style-name="ce33"/>
          <table:table-cell table:style-name="ce35"/>
          <table:table-cell table:style-name="ce33" table:number-columns-repeated="5"/>
          <table:table-cell table:style-name="ce35"/>
          <table:table-cell table:number-columns-repeated="1013"/>
        </table:table-row>
        <table:table-row table:style-name="ro3">
          <table:table-cell/>
          <table:table-cell table:style-name="ce29"/>
          <table:table-cell table:number-columns-repeated="1022"/>
        </table:table-row>
        <table:table-row table:style-name="ro3">
          <table:table-cell table:style-name="ce7" office:value-type="string" calcext:value-type="string">
            <text:p>x means probably need to fill in</text:p>
          </table:table-cell>
          <table:table-cell table:style-name="ce57" table:number-columns-repeated="3"/>
          <table:table-cell table:style-name="ce7"/>
          <table:table-cell table:style-name="ce57" table:number-columns-repeated="5"/>
          <table:table-cell table:style-name="ce7" table:number-columns-repeated="1014"/>
        </table:table-row>
        <table:table-row table:style-name="ro3">
          <table:table-cell table:style-name="ce7"/>
          <table:table-cell table:style-name="ce57" table:number-columns-repeated="3"/>
          <table:table-cell table:style-name="ce7"/>
          <table:table-cell table:style-name="ce57" table:number-columns-repeated="5"/>
          <table:table-cell table:style-name="ce7"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us" table:style-name="ta3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53"/>
        <table:table-column table:style-name="co32" table:number-columns-repeated="1018" table:default-cell-style-name="ce14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ccelerator</text:p>
          </table:table-cell>
          <table:table-cell table:style-name="ce1" office:value-type="string" calcext:value-type="string">
            <text:p>underline</text:p>
          </table:table-cell>
          <table:table-cell table:style-name="ce49" office:value-type="string" calcext:value-type="string">
            <text:p>N O T E S</text:p>
          </table:table-cell>
          <table:table-cell table:style-name="ce1" table:number-columns-repeated="1018"/>
        </table:table-row>
        <table:table-row table:style-name="ro5">
          <table:table-cell table:style-name="ce1" table:number-columns-repeated="5"/>
          <table:table-cell table:style-name="ce49"/>
          <table:table-cell table:style-name="ce1" table:number-columns-repeated="1018"/>
        </table:table-row>
        <table:table-row table:style-name="ro1">
          <table:table-cell table:style-name="ce44" office:value-type="string" calcext:value-type="string">
            <text:p>begmenu</text:p>
          </table:table-cell>
          <table:table-cell table:style-name="ce45" table:number-columns-repeated="4"/>
          <table:table-cell table:style-name="ce50" office:value-type="string" calcext:value-type="string">
            <text:p>← copy this code into your layout sheet</text:p>
          </table:table-cell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New</text:p>
          </table:table-cell>
          <table:table-cell table:style-name="ce45" office:value-type="string" calcext:value-type="string">
            <text:p>mn_file_new</text:p>
          </table:table-cell>
          <table:table-cell table:style-name="ce45" office:value-type="string" calcext:value-type="string">
            <text:p>Ctrl-n</text:p>
          </table:table-cell>
          <table:table-cell table:style-name="ce45" office:value-type="string" calcext:value-type="string">
            <text:p>1</text:p>
          </table:table-cell>
          <table:table-cell table:style-name="ce51" office:value-type="string" calcext:value-type="string">
            <text:p><text:span text:style-name="T3">tkauto will recognize “</text:span><text:span text:style-name="T4">begmenu</text:span><text:span text:style-name="T5">” … “</text:span><text:span text:style-name="T4">endmenu</text:span><text:span text:style-name="T5">”</text:span></text:p>
          </table:table-cell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Open</text:p>
          </table:table-cell>
          <table:table-cell table:style-name="ce45" office:value-type="string" calcext:value-type="string">
            <text:p>nm_file_open</text:p>
          </table:table-cell>
          <table:table-cell table:style-name="ce45" table:number-columns-repeated="2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Save</text:p>
          </table:table-cell>
          <table:table-cell table:style-name="ce45" office:value-type="string" calcext:value-type="string">
            <text:p>nm_file_save</text:p>
          </table:table-cell>
          <table:table-cell table:style-name="ce45" office:value-type="string" calcext:value-type="string">
            <text:p>Ctrl-s</text:p>
          </table:table-cell>
          <table:table-cell table:style-name="ce45" office:value-type="string" calcext:value-type="string">
            <text:p>1</text:p>
          </table:table-cell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Save-As</text:p>
          </table:table-cell>
          <table:table-cell table:style-name="ce45" office:value-type="string" calcext:value-type="string">
            <text:p>nm_file_saveas</text:p>
          </table:table-cell>
          <table:table-cell table:style-name="ce45" table:number-columns-repeated="2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separator</text:p>
          </table:table-cell>
          <table:table-cell table:style-name="ce45" table:number-columns-repeated="3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Exit</text:p>
          </table:table-cell>
          <table:table-cell table:style-name="ce45" office:value-type="string" calcext:value-type="string">
            <text:p>nm_file_exit</text:p>
          </table:table-cell>
          <table:table-cell table:style-name="ce45" office:value-type="string" calcext:value-type="string">
            <text:p>Ctrl-q</text:p>
          </table:table-cell>
          <table:table-cell table:style-name="ce45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file</text:p>
          </table:table-cell>
          <table:table-cell table:style-name="ce45" office:value-type="string" calcext:value-type="string">
            <text:p>_File</text:p>
          </table:table-cell>
          <table:table-cell table:style-name="ce45" table:number-columns-repeated="3"/>
          <table:table-cell table:style-name="ce52" office:value-type="string" calcext:value-type="string">
            <text:p><text:span text:style-name="T6">← parent comes after children items</text:span><text:span text:style-name="T7">. “File” menu [needs “_” in title</text:span></text:p>
          </table:table-cell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edit</text:p>
          </table:table-cell>
          <table:table-cell table:style-name="ce45" office:value-type="string" calcext:value-type="string">
            <text:p>Undo</text:p>
          </table:table-cell>
          <table:table-cell table:style-name="ce45" office:value-type="string" calcext:value-type="string">
            <text:p>mn_edit_undo</text:p>
          </table:table-cell>
          <table:table-cell table:style-name="ce45" office:value-type="string" calcext:value-type="string">
            <text:p>Ctrl-z</text:p>
          </table:table-cell>
          <table:table-cell table:style-name="ce45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edit</text:p>
          </table:table-cell>
          <table:table-cell table:style-name="ce45" office:value-type="string" calcext:value-type="string">
            <text:p>Select All</text:p>
          </table:table-cell>
          <table:table-cell table:style-name="ce45" office:value-type="string" calcext:value-type="string">
            <text:p>mn_edit_selall</text:p>
          </table:table-cell>
          <table:table-cell table:style-name="ce45" office:value-type="string" calcext:value-type="string">
            <text:p>Ctrl-a</text:p>
          </table:table-cell>
          <table:table-cell table:style-name="ce45"/>
          <table:table-cell table:style-name="ce50"/>
          <table:table-cell table:style-name="ce45" table:number-columns-repeated="1018"/>
        </table:table-row>
        <table:table-row table:style-name="ro1">
          <table:table-cell table:style-name="ce46" office:value-type="string" calcext:value-type="string">
            <text:p>submenu</text:p>
          </table:table-cell>
          <table:table-cell table:style-name="ce47" office:value-type="string" calcext:value-type="string">
            <text:p>Copy</text:p>
          </table:table-cell>
          <table:table-cell table:style-name="ce47" office:value-type="string" calcext:value-type="string">
            <text:p>mn_edit_copy</text:p>
          </table:table-cell>
          <table:table-cell table:style-name="ce47" office:value-type="string" calcext:value-type="string">
            <text:p>Ctrl-c</text:p>
          </table:table-cell>
          <table:table-cell table:style-name="ce48"/>
          <table:table-cell table:style-name="ce50" office:value-type="string" calcext:value-type="string">
            <text:p>use ‘submenu’ as variable for ANY submenu label</text:p>
          </table:table-cell>
          <table:table-cell table:style-name="ce45" table:number-columns-repeated="1018"/>
        </table:table-row>
        <table:table-row table:style-name="ro1">
          <table:table-cell table:style-name="ce46" office:value-type="string" calcext:value-type="string">
            <text:p>submenu</text:p>
          </table:table-cell>
          <table:table-cell table:style-name="ce47" office:value-type="string" calcext:value-type="string">
            <text:p>Paste</text:p>
          </table:table-cell>
          <table:table-cell table:style-name="ce47" office:value-type="string" calcext:value-type="string">
            <text:p>mn_edit_paste</text:p>
          </table:table-cell>
          <table:table-cell table:style-name="ce47" office:value-type="string" calcext:value-type="string">
            <text:p>Ctrl-v</text:p>
          </table:table-cell>
          <table:table-cell table:style-name="ce48"/>
          <table:table-cell table:style-name="ce50"/>
          <table:table-cell table:style-name="ce45" table:number-columns-repeated="1018"/>
        </table:table-row>
        <table:table-row table:style-name="ro1">
          <table:table-cell table:style-name="ce47" office:value-type="string" calcext:value-type="string">
            <text:p>mn_edit</text:p>
          </table:table-cell>
          <table:table-cell table:style-name="ce47" office:value-type="string" calcext:value-type="string">
            <text:p>_Clipboard</text:p>
          </table:table-cell>
          <table:table-cell table:style-name="ce47" table:number-columns-repeated="2"/>
          <table:table-cell table:style-name="ce48" office:value-type="string" calcext:value-type="string">
            <text:p>2</text:p>
          </table:table-cell>
          <table:table-cell table:style-name="ce50" office:value-type="string" calcext:value-type="string">
            <text:p>submenu “Clipboard”</text:p>
          </table:table-cell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edit</text:p>
          </table:table-cell>
          <table:table-cell table:style-name="ce45" office:value-type="string" calcext:value-type="string">
            <text:p>_Edit</text:p>
          </table:table-cell>
          <table:table-cell table:style-name="ce45" table:number-columns-repeated="3"/>
          <table:table-cell table:style-name="ce50" office:value-type="string" calcext:value-type="string">
            <text:p>Parent menu “Edit”</text:p>
          </table:table-cell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help</text:p>
          </table:table-cell>
          <table:table-cell table:style-name="ce45" office:value-type="string" calcext:value-type="string">
            <text:p>Help Index</text:p>
          </table:table-cell>
          <table:table-cell table:style-name="ce45" office:value-type="string" calcext:value-type="string">
            <text:p>mn_help_index</text:p>
          </table:table-cell>
          <table:table-cell table:style-name="ce45" table:number-columns-repeated="2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help</text:p>
          </table:table-cell>
          <table:table-cell table:style-name="ce45" office:value-type="string" calcext:value-type="string">
            <text:p>About…</text:p>
          </table:table-cell>
          <table:table-cell table:style-name="ce45" office:value-type="string" calcext:value-type="string">
            <text:p>mn_help_about</text:p>
          </table:table-cell>
          <table:table-cell table:style-name="ce45" table:number-columns-repeated="2"/>
          <table:table-cell table:style-name="ce50"/>
          <table:table-cell table:style-name="ce45" table:number-columns-repeated="1018"/>
        </table:table-row>
        <table:table-row table:style-name="ro1">
          <table:table-cell table:style-name="ce45" office:value-type="string" calcext:value-type="string">
            <text:p>mn_help</text:p>
          </table:table-cell>
          <table:table-cell table:style-name="ce45" office:value-type="string" calcext:value-type="string">
            <text:p>_Help</text:p>
          </table:table-cell>
          <table:table-cell table:style-name="ce45" table:number-columns-repeated="3"/>
          <table:table-cell table:style-name="ce50" office:value-type="string" calcext:value-type="string">
            <text:p>“Help” menu</text:p>
          </table:table-cell>
          <table:table-cell table:style-name="ce45" table:number-columns-repeated="1018"/>
        </table:table-row>
        <table:table-row table:style-name="ro3">
          <table:table-cell table:style-name="ce44" office:value-type="string" calcext:value-type="string">
            <text:p>endmenu</text:p>
          </table:table-cell>
          <table:table-cell table:style-name="ce45" table:number-columns-repeated="4"/>
          <table:table-cell table:style-name="ce50"/>
          <table:table-cell table:style-name="ce45"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FreeSans" svg:font-family="Free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date-style style:name="N143">
      <number:day/>
      <number:text>-</number:text>
      <number:month number:textual="true"/>
      <number:text>-</number:text>
      <number:year/>
    </number:dat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9">
      <number:minutes number:style="long"/>
      <number:text>:</number:text>
      <number:seconds number:style="long"/>
    </number:tim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 </number:text>
      <number:am-pm/>
    </number:time-style>
    <number:date-style style:name="N134">
      <number:day/>
      <number:text>-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nus" style:display-name="PageStyle_menu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ayout" style:display-name="PageStyle_layou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uide" style:display-name="PageStyle_guid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creator>miguel</dc:creator>
    <dc:date>2023-07-15T11:23:25.483496122</dc:date>
    <meta:editing-cycles>252</meta:editing-cycles>
    <meta:editing-duration>PT37M47S</meta:editing-duration>
    <meta:generator>LibreOffice/7.3.7.2$Linux_X86_64 LibreOffice_project/30$Build-2</meta:generator>
    <meta:document-statistic meta:table-count="3" meta:cell-count="291" meta:object-count="1"/>
    <meta:user-defined meta:name="AppVersion">15.0000</meta:user-defined>
  </office:meta>
</office:document-meta>
</file>